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59pt"/>
    </style:style>
    <style:style style:name="co3" style:family="table-column">
      <style:table-column-properties fo:break-before="auto" style:column-width="99.64pt"/>
    </style:style>
    <style:style style:name="co4" style:family="table-column">
      <style:table-column-properties fo:break-before="auto" style:column-width="120.61pt"/>
    </style:style>
    <style:style style:name="co5" style:family="table-column">
      <style:table-column-properties fo:break-before="auto" style:column-width="103.95pt"/>
    </style:style>
    <style:style style:name="co6" style:family="table-column">
      <style:table-column-properties fo:break-before="auto" style:column-width="189.64pt"/>
    </style:style>
    <style:style style:name="ro1" style:family="table-row">
      <style:table-row-properties style:row-height="12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8.86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1.7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.48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4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15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60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36.9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1" draw:text-style-name="P2" svg:width="466.67pt" svg:height="124.53pt" svg:x="80.99pt" svg:y="0pt" draw:caption-point-x="-17.29pt" draw:caption-point-y="12.87pt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CPU</text:p>
          </table:table-cell>
          <table:table-cell office:value-type="string" calcext:value-type="string">
            <office:annotation draw:style-name="gr2" draw:text-style-name="P2" svg:width="627.34pt" svg:height="107.46pt" svg:x="175.61pt" svg:y="0pt" draw:caption-point-x="-17.29pt" draw:caption-point-y="12.87pt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E5-1620 v3</text:p>
          </table:table-cell>
          <table:table-cell/>
          <table:table-cell table:style-name="ce2" office:value-type="currency" office:currency="USD" office:value="294" calcext:value-type="currency">
            <text:p>$294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294" calcext:value-type="currency">
            <text:p>$29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3" draw:text-style-name="P2" svg:width="82.18pt" svg:height="61.68pt" svg:x="175.61pt" svg:y="0.2pt" draw:caption-point-x="-17.29pt" draw:caption-point-y="25.48pt">
              <dc:date>2016-03-05T00:00:00</dc:date>
              <text:p text:style-name="P1"><text:span text:style-name="T1">EVGA x99 FTW board offers five electrically x16 PCI-E slots and 10 SATA ports.</text:span></text:p>
            </office:annotation>
            <text:p>X10SRA</text:p>
          </table:table-cell>
          <table:table-cell/>
          <table:table-cell table:style-name="ce2" office:value-type="currency" office:currency="USD" office:value="271.99" calcext:value-type="currency">
            <text:p>$271.99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271.99" calcext:value-type="currency">
            <text:p>$271.99</text:p>
          </table:table-cell>
          <table:table-cell/>
          <table:table-cell table:style-name="ce2" table:formula="of:=SUM([.F2:.F28])" office:value-type="currency" office:currency="USD" office:value="2404.33" calcext:value-type="currency">
            <text:p>$2,404.33</text:p>
          </table:table-cell>
        </table:table-row>
        <table:table-row table:style-name="ro2">
          <table:table-cell office:value-type="string" calcext:value-type="string">
            <text:p>500GB HDD</text:p>
          </table:table-cell>
          <table:table-cell office:value-type="string" calcext:value-type="string">
            <text:p>WD5000BPKX</text:p>
          </table:table-cell>
          <table:table-cell office:value-type="string" calcext:value-type="string">
            <text:p>http://smile.amazon.com/Black-500GB-Performance-Laptop-Drive/dp/B00QFXOL5G/ref=sr_1_2?ie=UTF8&amp;qid=1457204916&amp;sr=8-2&amp;keywords=WD5000BPKX</text:p>
          </table:table-cell>
          <table:table-cell table:style-name="ce2" office:value-type="currency" office:currency="USD" office:value="52.21" calcext:value-type="currency">
            <text:p>$52.21</text:p>
          </table:table-cell>
          <table:table-cell office:value-type="float" office:value="2" calcext:value-type="float">
            <office:annotation draw:style-name="gr4" draw:text-style-name="P2" svg:width="82.18pt" svg:height="72.88pt" svg:x="403.26pt" svg:y="0.2pt" draw:caption-point-x="-17.29pt" draw:caption-point-y="38.07pt">
              <dc:date>2014-10-24T00:00:00</dc:date>
              <text:p text:style-name="P1"><text:span text:style-name="T1">Be smart. Keep the OS here, on MDADM1, allowing storage array to spindown.</text:span></text:p>
            </office:annotation>
            <text:p>2</text:p>
          </table:table-cell>
          <table:table-cell table:style-name="ce2" table:formula="of:=[.D4]*[.E4]" office:value-type="currency" office:currency="USD" office:value="104.42" calcext:value-type="currency">
            <text:p>$104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TB</text:p>
          </table:table-cell>
          <table:table-cell office:value-type="string" calcext:value-type="string">
            <text:p>WD60EFRX</text:p>
          </table:table-cell>
          <table:table-cell office:value-type="string" calcext:value-type="string">
            <text:p>https://smile.amazon.com/dp/B00LO3KR96/ref=twister_B008VQ8IKY?_encoding=UTF8&amp;tag=hacdc-20&amp;th=1</text:p>
          </table:table-cell>
          <table:table-cell table:style-name="ce2" office:value-type="currency" office:currency="USD" office:value="231.04" calcext:value-type="currency">
            <text:p>$231.04</text:p>
          </table:table-cell>
          <table:table-cell office:value-type="float" office:value="6" calcext:value-type="float">
            <office:annotation draw:style-name="gr3" draw:text-style-name="P2" svg:width="82.18pt" svg:height="61.68pt" svg:x="403.26pt" svg:y="8.08pt" draw:caption-point-x="-17.29pt" draw:caption-point-y="43pt">
              <dc:date>2014-10-23T00:00:00</dc:date>
              <text:p text:style-name="P1"><text:span text:style-name="T1">Be smart. MDADM RAID0 the front 150GB, RAID5/6 remaining space.</text:span></text:p>
            </office:annotation>
            <text:p>6</text:p>
          </table:table-cell>
          <table:table-cell table:style-name="ce2" table:formula="of:=[.D5]*[.E5]" office:value-type="currency" office:currency="USD" office:value="1386.24" calcext:value-type="currency">
            <text:p>$1,386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80.99pt" svg:y="20.66pt" draw:caption-point-x="-17.29pt" draw:caption-point-y="43.2pt">
              <dc:date>2014-10-23T00:00:00</dc:date>
              <text:p text:style-name="P1"><text:span text:style-name="T1">Non-essential, just use any random PCI-E GPU from the junk pile.</text:span></text:p>
            </office:annotation>
            <text:p>GPU</text:p>
          </table:table-cell>
          <table:table-cell office:value-type="string" calcext:value-type="string">
            <text:p>GeForce GT 610</text:p>
          </table:table-cell>
          <table:table-cell office:value-type="string" calcext:value-type="string">
            <text:p>http://www.newegg.com/Product/Product.aspx?Item=N82E16814130815&amp;cm_re=GeForce_GT_610-_-14-130-815-_-Product</text:p>
          </table:table-cell>
          <table:table-cell table:style-name="ce2" office:value-type="currency" office:currency="USD" office:value="30" calcext:value-type="currency">
            <text:p>$30.00</text:p>
          </table:table-cell>
          <table:table-cell office:value-type="float" office:value="1" calcext:value-type="float">
            <text:p>1</text:p>
          </table:table-cell>
          <table:table-cell table:style-name="ce2" table:formula="of:=[.D6]*[.E6]" office:value-type="currency" office:currency="USD" office:value="30" calcext:value-type="currency">
            <text:p>$3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table:style-name="ce1" office:value-type="string" calcext:value-type="string">
            <text:p>CT2K16G4RFD4213</text:p>
          </table:table-cell>
          <table:table-cell office:value-type="string" calcext:value-type="string">
            <text:p>http://smile.amazon.com/Crucial-DDR4-2133-PC4-2133-CT2K16G4RFD4213-CT2C16G4RFD4213/dp/B00KUSMULY/ref=sr_1_1?ie=UTF8&amp;qid=1457204819&amp;sr=8-1&amp;keywords=CT2K16G4RFD4213</text:p>
          </table:table-cell>
          <table:table-cell table:style-name="ce2" office:value-type="currency" office:currency="USD" office:value="202.68" calcext:value-type="currency">
            <text:p>$202.68</text:p>
          </table:table-cell>
          <table:table-cell office:value-type="float" office:value="1" calcext:value-type="float">
            <office:annotation draw:style-name="gr3" draw:text-style-name="P2" svg:width="82.18pt" svg:height="61.68pt" svg:x="403.26pt" svg:y="33.28pt" draw:caption-point-x="-17.29pt" draw:caption-point-y="43.2pt">
              <dc:date>2014-10-22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128GB fully supported.</text:span></text:p>
            </office:annotation>
            <text:p>1</text:p>
          </table:table-cell>
          <table:table-cell table:style-name="ce2" table:formula="of:=[.D7]*[.E7]" office:value-type="currency" office:currency="USD" office:value="202.68" calcext:value-type="currency">
            <text:p>$20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84.08pt" svg:x="80.99pt" svg:y="46.06pt" draw:caption-point-x="-17.29pt" draw:caption-point-y="43.2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style-name="ce2" table:formula="of:=[.D8]*[.E8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84.08pt" svg:x="80.99pt" svg:y="58.68pt" draw:caption-point-x="-17.29pt" draw:caption-point-y="43.2pt">
              <dc:date>2014-10-23T00:00:00</dc:date>
              <text:p text:style-name="P1"><text:span text:style-name="T1">Just a typical PSU. Most critical load is brief HDD startup current, ~2A per 3.5” disk.</text:span></text:p>
            </office:annotation>
            <text:p>PSU</text:p>
          </table:table-cell>
          <table:table-cell office:value-type="string" calcext:value-type="string">
            <text:p>COOLMAX CA-400 400W ATX v2.01</text:p>
          </table:table-cell>
          <table:table-cell office:value-type="string" calcext:value-type="string">
            <text:p>http://www.newegg.com/Product/Product.aspx?Item=N82E16817159043&amp;cm_re=power_supply-_-17-159-043-_-Product</text:p>
          </table:table-cell>
          <table:table-cell table:style-name="ce2" office:value-type="currency" office:currency="USD" office:value="22" calcext:value-type="currency">
            <text:p>$22.00</text:p>
          </table:table-cell>
          <table:table-cell office:value-type="float" office:value="1" calcext:value-type="float">
            <text:p>1</text:p>
          </table:table-cell>
          <table:table-cell table:style-name="ce2" table:formula="of:=[.D9]*[.E9]" office:value-type="currency" office:currency="USD" office:value="22" calcext:value-type="currency">
            <text:p>$22.00</text:p>
          </table:table-cell>
          <table:table-cell table:number-columns-repeated="2"/>
        </table:table-row>
        <table:table-row table:style-name="ro1" table:number-rows-repeated="18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eskt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461.51pt" svg:height="114.15pt" svg:x="80.99pt" svg:y="0pt" draw:caption-point-x="-17.29pt" draw:caption-point-y="12.87pt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CPU</text:p>
          </table:table-cell>
          <table:table-cell table:style-name="ce3" office:value-type="string" calcext:value-type="string">
            <office:annotation draw:style-name="gr7" draw:text-style-name="P2" svg:width="82.18pt" svg:height="95.27pt" svg:x="201.6pt" svg:y="0pt" draw:caption-point-x="-17.29pt" draw:caption-point-y="12.87pt">
              <dc:date>2014-10-24T00:00:00</dc:date>
              <text:p text:style-name="P1"><text:span text:style-name="T1">Highly Upgradeable</text:span></text:p>
              <text:p text:style-name="P1"><text:span text:style-name="T1"/></text:p>
              <text:p text:style-name="P1"><text:span text:style-name="T1">64GB RAM Support</text:span></text:p>
              <text:p text:style-name="P1"><text:span text:style-name="T1"/></text:p>
              <text:p text:style-name="P1"><text:span text:style-name="T1">Should be overclockable.</text:span></text:p>
            </office:annotation>
            <text:p>Core i7-5820K</text:p>
          </table:table-cell>
          <table:table-cell/>
          <table:table-cell table:style-name="ce2" office:value-type="currency" office:currency="USD" office:value="389" calcext:value-type="currency">
            <text:p>$389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389" calcext:value-type="currency">
            <text:p>$38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8" draw:text-style-name="P2" svg:width="82.18pt" svg:height="128.86pt" svg:x="201.6pt" svg:y="0pt" draw:caption-point-x="-17.29pt" draw:caption-point-y="25.48pt">
              <dc:date>2016-03-05T00:00:00</dc:date>
              <text:p text:style-name="P1"><text:span text:style-name="T1">EVGA x99 FTW board offers five electrically x16 PCI-E slots.</text:span></text:p>
              <text:p text:style-name="P1"><text:span text:style-name="T1"/></text:p>
              <text:p text:style-name="P1"><text:span text:style-name="T1">Also consider EVGA x99 Micro if extra slots/ports are definitely not needed.</text:span></text:p>
            </office:annotation>
            <text:p>EVGA x99 FTW</text:p>
          </table:table-cell>
          <table:table-cell/>
          <table:table-cell table:style-name="ce2" office:value-type="currency" office:currency="USD" office:value="399" calcext:value-type="currency">
            <text:p>$399.00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399" calcext:value-type="currency">
            <text:p>$39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GB HDD</text:p>
          </table:table-cell>
          <table:table-cell office:value-type="string" calcext:value-type="string">
            <text:p>WD5000BPKX</text:p>
          </table:table-cell>
          <table:table-cell office:value-type="string" calcext:value-type="string">
            <text:p>http://smile.amazon.com/Black-500GB-Performance-Laptop-Drive/dp/B00QFXOL5G/ref=sr_1_2?ie=UTF8&amp;qid=1457204916&amp;sr=8-2&amp;keywords=WD5000BPKX</text:p>
          </table:table-cell>
          <table:table-cell table:style-name="ce2" office:value-type="currency" office:currency="USD" office:value="52.21" calcext:value-type="currency">
            <text:p>$52.21</text:p>
          </table:table-cell>
          <table:table-cell office:value-type="float" office:value="1" calcext:value-type="float">
            <office:annotation draw:style-name="gr9" draw:text-style-name="P2" svg:width="177.11pt" svg:height="54.85pt" svg:x="429.25pt" svg:y="0pt" draw:caption-point-x="-17.29pt" draw:caption-point-y="38.27pt">
              <dc:date>2014-10-23T00:00:00</dc:date>
              <text:p text:style-name="P1"><text:span text:style-name="T1">Be smart. Allocate some space to MDADM RAID0 and RAID1.</text:span></text:p>
              <text:p text:style-name="P1"><text:span text:style-name="T1"/></text:p>
              <text:p text:style-name="P1"><text:span text:style-name="T1">Much more cost effective than SSDs.</text:span></text:p>
            </office:annotation>
            <text:p>1</text:p>
          </table:table-cell>
          <table:table-cell table:style-name="ce2" table:formula="of:=[.D4]*[.E4]" office:value-type="currency" office:currency="USD" office:value="52.21" calcext:value-type="currency">
            <text:p>$5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10" draw:text-style-name="P2" svg:width="379.42pt" svg:height="156.67pt" svg:x="201.6pt" svg:y="7.88pt" draw:caption-point-x="-17.29pt" draw:caption-point-y="43.2pt">
              <dc:date>2014-10-23T00:00:00</dc:date>
              <text:p text:style-name="P1"><text:span text:style-name="T1">Carefully consider research presented in WorkstationGPU.txt .</text:span></text:p>
              <text:p text:style-name="P1"><text:span text:style-name="T1"/></text:p>
              <text:p text:style-name="P1"><text:span text:style-name="T1">Note EVGA x99 FTW motherboard DOES support PCI-E slot on/off switching, making a dedicated low-end quadro card a good strategy to meet specific application requirements (ie. AutoCAD).</text:span></text:p>
              <text:p text:style-name="P1"><text:span text:style-name="T1"/></text:p>
              <text:p text:style-name="P1"><text:span text:style-name="T1">At the same time, Xen passthrough may be an irrestible feature.</text:span></text:p>
            </office:annotation>
            <text:p>GeForce GTX 980 (04G-P4-2980)</text:p>
          </table:table-cell>
          <table:table-cell office:value-type="string" calcext:value-type="string">
            <text:p>eBay</text:p>
          </table:table-cell>
          <table:table-cell table:style-name="ce2" office:value-type="currency" office:currency="USD" office:value="425" calcext:value-type="currency">
            <text:p>$425.00</text:p>
          </table:table-cell>
          <table:table-cell office:value-type="float" office:value="2" calcext:value-type="float">
            <text:p>2</text:p>
          </table:table-cell>
          <table:table-cell table:style-name="ce2" table:formula="of:=[.D5]*[.E5]" office:value-type="currency" office:currency="USD" office:value="850" calcext:value-type="currency">
            <text:p>$850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office:annotation draw:style-name="gr3" draw:text-style-name="P2" svg:width="82.18pt" svg:height="61.68pt" svg:x="80.99pt" svg:y="20.47pt" draw:caption-point-x="-17.29pt" draw:caption-point-y="43.2pt">
              <dc:date>2014-10-23T00:00:00</dc:date>
              <text:p text:style-name="P1"><text:span text:style-name="T1">Non-critical. Just make sure to use 8GB DIMMs and better than DDR4-2133 .</text:span></text:p>
            </office:annotation>
            <text:p>RAM</text:p>
          </table:table-cell>
          <table:table-cell table:style-name="ce1" office:value-type="string" calcext:value-type="string">
            <text:p>DDR4 2400MHz</text:p>
          </table:table-cell>
          <table:table-cell office:value-type="string" calcext:value-type="string">
            <text:p>http://www.corsair.com/en-us/vengeance-lpx-32gb-4x8gb-ddr4-dram-2400mhz-c14-memory-kit-black-cmk32gx4m4a2400c14</text:p>
          </table:table-cell>
          <table:table-cell table:style-name="ce2" office:value-type="currency" office:currency="USD" office:value="199" calcext:value-type="currency">
            <text:p>$199.00</text:p>
          </table:table-cell>
          <table:table-cell office:value-type="float" office:value="1" calcext:value-type="float">
            <office:annotation draw:style-name="gr3" draw:text-style-name="P2" svg:width="82.18pt" svg:height="61.68pt" svg:x="403.26pt" svg:y="33.08pt" draw:caption-point-x="8.7pt" draw:caption-point-y="30.59pt">
              <dc:date>2014-10-24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64GB fully supported.</text:span></text:p>
            </office:annotation>
            <text:p>1</text:p>
          </table:table-cell>
          <table:table-cell table:style-name="ce2" table:formula="of:=[.D6]*[.E6]" office:value-type="currency" office:currency="USD" office:value="199" calcext:value-type="currency">
            <text:p>$19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84.08pt" svg:x="80.99pt" svg:y="45.67pt" draw:caption-point-x="-17.29pt" draw:caption-point-y="31.21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style-name="ce2"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office:annotation draw:style-name="gr3" draw:text-style-name="P2" svg:width="82.18pt" svg:height="61.68pt" svg:x="201.6pt" svg:y="46.26pt" draw:caption-point-x="-17.29pt" draw:caption-point-y="43.2pt">
              <dc:date>2014-10-23T00:00:00</dc:date>
              <text:p text:style-name="P1"><text:span text:style-name="T1">Probably overkill, planned to support 2x GTX 690 upgrade, or worse.</text:span></text:p>
            </office:annotation>
            <text:p>Rosewill LIGHTNING-1300 1300W Continuous @ 50°C, Intel Haswell Ready, 80 PLUS GOLD, ATX12V v2.31 &amp; EPS12V v2.92, SLI/CrossFire Ready, Modular Active PFC Power Supply</text:p>
          </table:table-cell>
          <table:table-cell office:value-type="string" calcext:value-type="string">
            <text:p>http://www.newegg.com/Product/Product.aspx?Item=N82E16817182063</text:p>
          </table:table-cell>
          <table:table-cell table:style-name="ce2" office:value-type="currency" office:currency="USD" office:value="169" calcext:value-type="currency">
            <text:p>$169.00</text:p>
          </table:table-cell>
          <table:table-cell office:value-type="float" office:value="1" calcext:value-type="float">
            <text:p>1</text:p>
          </table:table-cell>
          <table:table-cell table:style-name="ce2" table:formula="of:=[.D8]*[.E8]" office:value-type="currency" office:currency="USD" office:value="169" calcext:value-type="currency">
            <text:p>$169.00</text:p>
          </table:table-cell>
          <table:table-cell/>
          <table:table-cell table:style-name="ce2" table:formula="of:=SUM([.F2:.F8])" office:value-type="currency" office:currency="USD" office:value="2151.21" calcext:value-type="currency">
            <text:p>$2,151.21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80.99pt" svg:y="71.46pt" draw:caption-point-x="-17.29pt" draw:caption-point-y="43.2pt">
              <dc:date>2014-10-24T00:00:00</dc:date>
              <text:p text:style-name="P1"><text:span text:style-name="T1">Alternatives include 3/97 Antifreeze/Water and 30.70 Methanol/Water.</text:span></text:p>
            </office:annotation>
            <text:p>Coolant</text:p>
          </table:table-cell>
          <table:table-cell office:value-type="string" calcext:value-type="string">
            <text:p>Phobya ZuperZero Xtreme Coolant - 500mL (Concentrate)</text:p>
          </table:table-cell>
          <table:table-cell office:value-type="string" calcext:value-type="string">
            <text:p>http://www.frozencpu.com/products/13179/ex-liq-187/Phobya_ZuperZero_Xtreme_Coolant_-_500mL_Concentrate.html?tl=g30c337s1473</text:p>
          </table:table-cell>
          <table:table-cell table:style-name="ce2" office:value-type="currency" office:currency="USD" office:value="18.99" calcext:value-type="currency">
            <text:p>$18.99</text:p>
          </table:table-cell>
          <table:table-cell office:value-type="float" office:value="1" calcext:value-type="float">
            <text:p>1</text:p>
          </table:table-cell>
          <table:table-cell table:style-name="ce2" table:formula="of:=[.D10]*[.E10]" office:value-type="currency" office:currency="USD" office:value="18.99" calcext:value-type="currency">
            <text:p>$18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diator</text:p>
          </table:table-cell>
          <table:table-cell table:style-name="ce1" office:value-type="string" calcext:value-type="string">
            <text:p>Coolgate G2 360mm Radiator (CG-360G2)</text:p>
          </table:table-cell>
          <table:table-cell office:value-type="string" calcext:value-type="string">
            <text:p>http://www.frozencpu.com/products/25657/ex-rad-722/Coolgate_G2_360mm_Radiator_CG-360G2.html?tl=g30c95s161%20-%202%20*%203/8%22x5/8%22%20G1/4%20Copper%20Compression%20Fitting</text:p>
          </table:table-cell>
          <table:table-cell table:style-name="ce2" office:value-type="currency" office:currency="USD" office:value="94.99" calcext:value-type="currency">
            <text:p>$94.99</text:p>
          </table:table-cell>
          <table:table-cell office:value-type="float" office:value="2" calcext:value-type="float">
            <office:annotation draw:style-name="gr11" draw:text-style-name="P2" svg:width="82.18pt" svg:height="16.89pt" svg:x="429.25pt" svg:y="84.08pt" draw:caption-point-x="-17.29pt" draw:caption-point-y="43.2pt">
              <dc:date>2014-10-24T00:00:00</dc:date>
              <text:p text:style-name="P1"><text:span text:style-name="T1">1 per 300W</text:span></text:p>
            </office:annotation>
            <text:p>2</text:p>
          </table:table-cell>
          <table:table-cell table:style-name="ce2" table:formula="of:=[.D11]*[.E11]" office:value-type="currency" office:currency="USD" office:value="189.98" calcext:value-type="currency">
            <text:p>$18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s</text:p>
          </table:table-cell>
          <table:table-cell office:value-type="string" calcext:value-type="string">
            <text:p>IXP-76-14</text:p>
          </table:table-cell>
          <table:table-cell office:value-type="string" calcext:value-type="string">
            <text:p>http://www.silenx.com/quiet.fans.asp?sku=ixp-76-14</text:p>
          </table:table-cell>
          <table:table-cell table:style-name="ce2" office:value-type="currency" office:currency="USD" office:value="19.99" calcext:value-type="currency">
            <text:p>$19.99</text:p>
          </table:table-cell>
          <table:table-cell office:value-type="float" office:value="6" calcext:value-type="float">
            <office:annotation draw:style-name="gr11" draw:text-style-name="P2" svg:width="82.18pt" svg:height="16.89pt" svg:x="429.25pt" svg:y="97.26pt" draw:caption-point-x="-17.29pt" draw:caption-point-y="43.2pt">
              <dc:date>2014-10-24T00:00:00</dc:date>
              <text:p text:style-name="P1"><text:span text:style-name="T1">3 per 300W</text:span></text:p>
            </office:annotation>
            <text:p>6</text:p>
          </table:table-cell>
          <table:table-cell table:style-name="ce2" table:formula="of:=[.D12]*[.E12]" office:value-type="currency" office:currency="USD" office:value="119.94" calcext:value-type="currency">
            <text:p>$119.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ump</text:p>
          </table:table-cell>
          <table:table-cell table:style-name="ce1" office:value-type="string" calcext:value-type="string">
            <text:p>Koolance PMP-400 3/8" ID Native Liquid Cooling Pump (PMP-400)</text:p>
          </table:table-cell>
          <table:table-cell office:value-type="string" calcext:value-type="string">
            <text:p>http://www.frozencpu.com/products/16591/ex-pmp-201/Koolance_PMP-400_38_ID_Native_Liquid_Cooling_Pump_PMP-400.html?tl=g30c107s1803</text:p>
          </table:table-cell>
          <table:table-cell table:style-name="ce2"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style-name="ce2" table:formula="of:=[.D13]*[.E13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owSensor</text:p>
          </table:table-cell>
          <table:table-cell table:style-name="ce1" office:value-type="string" calcext:value-type="string">
            <text:p>Alphacool G 1/4 Flow Indicator w/ RPM Signal - Plexi</text:p>
          </table:table-cell>
          <table:table-cell office:value-type="string" calcext:value-type="string">
            <text:p>http://www.frozencpu.com/products/22403/ex-blc-1607/Alphacool_G_14_Flow_Indicator_w_RPM_Signal_-_Plexi.html?tl=g30c229s582 - 2 * 3/8" ID Barb G1/4</text:p>
          </table:table-cell>
          <table:table-cell table:style-name="ce2" office:value-type="currency" office:currency="USD" office:value="24.99" calcext:value-type="currency">
            <text:p>$24.99</text:p>
          </table:table-cell>
          <table:table-cell office:value-type="float" office:value="1" calcext:value-type="float">
            <text:p>1</text:p>
          </table:table-cell>
          <table:table-cell table:style-name="ce2" table:formula="of:=[.D14]*[.E14]" office:value-type="currency" office:currency="USD" office:value="24.99" calcext:value-type="currency">
            <text:p>$24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ubing</text:p>
          </table:table-cell>
          <table:table-cell table:style-name="ce1" office:value-type="string" calcext:value-type="string">
            <text:p>Tygon 2375 Ultra Chemical Resistant Plasticizer Free Tubing - 3/8" ID (5/8" OD) - Clear (AJK00029)</text:p>
          </table:table-cell>
          <table:table-cell office:value-type="string" calcext:value-type="string">
            <text:p>http://www.frozencpu.com/products/10692/ex-tub-664/Tygon_2375_Ultra_Chemical_Resistant_Plasticizer_Free_Tubing_-_38_ID_58_OD_-_Clear_AJK00029.html?tl=g30c99s1615</text:p>
          </table:table-cell>
          <table:table-cell table:style-name="ce2" office:value-type="currency" office:currency="USD" office:value="4" calcext:value-type="currency">
            <text:p>$4.00</text:p>
          </table:table-cell>
          <table:table-cell office:value-type="float" office:value="20" calcext:value-type="float">
            <text:p>20</text:p>
          </table:table-cell>
          <table:table-cell table:style-name="ce2" table:formula="of:=[.D15]*[.E15]" office:value-type="currency" office:currency="USD" office:value="80" calcext:value-type="currency">
            <text:p>$80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PU Water</text:p>
          </table:table-cell>
          <table:table-cell table:style-name="ce1" office:value-type="string" calcext:value-type="string">
            <text:p>XSPC RayStorm High Performance Acetal CPU Liquid Cooling Block - Special Edition Copper (Intel) (Sockets LGA 115x / 1366 / 2011)</text:p>
          </table:table-cell>
          <table:table-cell office:value-type="string" calcext:value-type="string">
            <text:p>http://www.frozencpu.com/products/14845/ex-blc-1039/XSPC_RayStorm_High_Performance_Acetal_CPU_Liquid_Cooling_Block_-_Special_Edition_Copper_Intel_Sockets_LGA_115x_1366_2011.html?tl=g30c325s1572</text:p>
          </table:table-cell>
          <table:table-cell table:style-name="ce2" office:value-type="currency" office:currency="USD" office:value="119.99" calcext:value-type="currency">
            <text:p>$119.99</text:p>
          </table:table-cell>
          <table:table-cell office:value-type="float" office:value="1" calcext:value-type="float">
            <text:p>1</text:p>
          </table:table-cell>
          <table:table-cell table:style-name="ce2" table:formula="of:=[.D16]*[.E16]" office:value-type="currency" office:currency="USD" office:value="119.99" calcext:value-type="currency">
            <text:p>$119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PU Water</text:p>
          </table:table-cell>
          <table:table-cell table:style-name="ce1" office:value-type="string" calcext:value-type="string">
            <office:annotation draw:style-name="gr12" draw:text-style-name="P2" svg:width="82.18pt" svg:height="28.09pt" svg:x="201.6pt" svg:y="162.68pt" draw:caption-point-x="-17.29pt" draw:caption-point-y="43.2pt">
              <dc:date>2014-10-24T00:00:00</dc:date>
              <text:p text:style-name="P1"><text:span text:style-name="T1">Must match GPUs.</text:span></text:p>
            </office:annotation>
            <text:p>EK Geforce GTX 980 VGA Liquid Cooling Block - Acrylic (EK-FC980 GTX)</text:p>
          </table:table-cell>
          <table:table-cell office:value-type="string" calcext:value-type="string">
            <text:p>http://www.frozencpu.com/products/25572/ex-blc-1842/EK_Geforce_GTX_980_VGA_Liquid_Cooling_Block_-_Acrylic_EK-FC980_GTX.html?tl=g30c311s2312</text:p>
          </table:table-cell>
          <table:table-cell table:style-name="ce2" office:value-type="currency" office:currency="USD" office:value="115.99" calcext:value-type="currency">
            <text:p>$115.99</text:p>
          </table:table-cell>
          <table:table-cell office:value-type="float" office:value="2" calcext:value-type="float">
            <office:annotation draw:style-name="gr12" draw:text-style-name="P2" svg:width="82.18pt" svg:height="28.09pt" svg:x="429.25pt" svg:y="162.68pt" draw:caption-point-x="-17.29pt" draw:caption-point-y="43.2pt">
              <dc:date>2014-10-24T00:00:00</dc:date>
              <text:p text:style-name="P1"><text:span text:style-name="T1">Must match GPUs.</text:span></text:p>
            </office:annotation>
            <text:p>2</text:p>
          </table:table-cell>
          <table:table-cell table:style-name="ce2" table:formula="of:=[.D17]*[.E17]" office:value-type="currency" office:currency="USD" office:value="231.98" calcext:value-type="currency">
            <text:p>$23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/8"x5/8" G1/4 Copper Compression Fitting</text:p>
          </table:table-cell>
          <table:table-cell office:value-type="string" calcext:value-type="string">
            <text:p><text:s/></text:p>
          </table:table-cell>
          <table:table-cell/>
          <table:table-cell table:style-name="ce2" office:value-type="currency" office:currency="USD" office:value="10" calcext:value-type="currency">
            <text:p>$10.00</text:p>
          </table:table-cell>
          <table:table-cell office:value-type="float" office:value="10" calcext:value-type="float">
            <office:annotation draw:style-name="gr12" draw:text-style-name="P2" svg:width="82.18pt" svg:height="28.09pt" svg:x="429.25pt" svg:y="175.86pt" draw:caption-point-x="-17.29pt" draw:caption-point-y="43.2pt">
              <dc:date>2014-10-24T00:00:00</dc:date>
              <text:p text:style-name="P1"><text:span text:style-name="T1">Radiators*2+CPUs*2+GPUs*2</text:span></text:p>
            </office:annotation>
            <text:p>10</text:p>
          </table:table-cell>
          <table:table-cell table:style-name="ce2" table:formula="of:=[.D18]*[.E18]" office:value-type="currency" office:currency="USD" office:value="100" calcext:value-type="currency">
            <text:p>$100.00</text:p>
          </table:table-cell>
          <table:table-cell/>
          <table:table-cell table:style-name="ce2" table:formula="of:=SUM([.F10:.F18])" office:value-type="currency" office:currency="USD" office:value="965.86" calcext:value-type="currency">
            <text:p>$965.86</text:p>
          </table:table-cell>
        </table:table-row>
        <table:table-row table:style-name="ro1">
          <table:table-cell table:number-columns-repeated="5"/>
          <table:table-cell table:style-name="ce2"/>
          <table:table-cell/>
          <table:table-cell table:style-name="ce2" table:formula="of:=SUM([.F2:.F27])" office:value-type="currency" office:currency="USD" office:value="3117.07" calcext:value-type="currency">
            <text:p>$3,117.07</text:p>
          </table:table-cell>
        </table:table-row>
        <table:table-row table:style-name="ro1" table:number-rows-repeated="7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se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office:annotation draw:style-name="gr3" draw:text-style-name="P2" svg:width="82.18pt" svg:height="61.68pt" svg:x="270.65pt" svg:y="0pt" draw:caption-point-x="-17.29pt" draw:caption-point-y="13.07pt">
              <dc:date>2016-03-20T00:00:00</dc:date>
              <text:p text:style-name="P1"><text:span text:style-name="T1">Optimized for power efficiency, overclockable (unlocked), <text:s/>7442 PassMark.</text:span></text:p>
            </office:annotation>
            <text:p>AMD FX-8320E</text:p>
          </table:table-cell>
          <table:table-cell office:value-type="string" calcext:value-type="string">
            <text:p>http://www.microcenter.com/product/437624/FX_8320E_Black_Edition_32GHz_Eight-Core_Socket_AM3_Boxed_Processor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80" calcext:value-type="currency">
            <text:p>$8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13" draw:text-style-name="P2" svg:width="325.47pt" svg:height="65.71pt" svg:x="270.65pt" svg:y="0pt" draw:caption-point-x="-17.29pt" draw:caption-point-y="25.88pt">
              <dc:date>2016-03-20T00:00:00</dc:date>
              <text:p text:style-name="P1"><text:span text:style-name="T1">Almost any 990FX chipset motherboard should do. Check for adequate CPU power, at least one electrically x16 PCI-E slot, and NVIDIA SLi support.</text:span></text:p>
            </office:annotation>
            <text:p>Gigabyte GA-990FX</text:p>
          </table:table-cell>
          <table:table-cell office:value-type="string" calcext:value-type="string">
            <text:p>http://smile.amazon.com/Gigabyte-990FX-6Gbps-Motherboards-GA-990FX-Gaming/dp/B019C3S2CS/ref=sr_1_1?s=pc&amp;ie=UTF8&amp;qid=1458528070&amp;sr=1-1&amp;keywords=Gigabyte+GA-990FX</text:p>
          </table:table-cell>
          <table:table-cell office:value-type="currency" office:currency="USD" office:value="139.99" calcext:value-type="currency">
            <text:p>$13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39.99" calcext:value-type="currency">
            <text:p>$13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D</text:p>
          </table:table-cell>
          <table:table-cell office:value-type="string" calcext:value-type="string">
            <office:annotation draw:style-name="gr7" draw:text-style-name="P2" svg:width="82.18pt" svg:height="95.27pt" svg:x="270.65pt" svg:y="0pt" draw:caption-point-x="-17.29pt" draw:caption-point-y="38.66pt">
              <dc:date>2016-03-20T00:00:00</dc:date>
              <text:p text:style-name="P1"><text:span text:style-name="T1">Do not be tempted to consider cheaper SSDs. Relatively terrible performance may result.</text:span></text:p>
            </office:annotation>
            <text:p>Samsung 850 EVO</text:p>
          </table:table-cell>
          <table:table-cell office:value-type="string" calcext:value-type="string">
            <text:p>http://smile.amazon.com/Samsung-2-5-Inch-Internal-MZ-75E250B-AM/dp/B00OAJ412U/ref=sr_1_1?s=pc&amp;ie=UTF8&amp;qid=1458527548&amp;sr=1-1&amp;keywords=samsung+ssd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90" calcext:value-type="currency">
            <text:p>$9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3" draw:text-style-name="P2" svg:width="82.18pt" svg:height="61.68pt" svg:x="270.65pt" svg:y="8.67pt" draw:caption-point-x="-17.29pt" draw:caption-point-y="42.8pt">
              <dc:date>2016-03-20T00:00:00</dc:date>
              <text:p text:style-name="P1"><text:span text:style-name="T1">Lower-end GPU chosen to balance cost and power consumption.</text:span></text:p>
            </office:annotation>
            <text:p>GeForce GTX 960</text:p>
          </table:table-cell>
          <table:table-cell office:value-type="string" calcext:value-type="string">
            <text:p>http://www.ebay.com/itm/EVGA-GeForce-GTX-960-2GB-FTW-ACX-2-0-/172140980587?hash=item281466e96b:g:NRcAAOSwyjBW7xNX</text:p>
          </table:table-cell>
          <table:table-cell office:value-type="currency" office:currency="USD" office:value="160" calcext:value-type="currency">
            <text:p>$160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160" calcext:value-type="currency">
            <text:p>$16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office:value-type="string" calcext:value-type="string">
            <text:p>DDR3 1866MHz 8GB</text:p>
          </table:table-cell>
          <table:table-cell office:value-type="string" calcext:value-type="string">
            <text:p>http://smile.amazon.com/dp/B00J8E90I2/ref=twister_B00JIUS6Y0?_encoding=UTF8&amp;psc=1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40" calcext:value-type="currency">
            <text:p>$4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5" draw:text-style-name="P2" svg:width="82.18pt" svg:height="84.08pt" svg:x="80.99pt" svg:y="45.86pt" draw:caption-point-x="-17.29pt" draw:caption-point-y="31.21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U</text:p>
          </table:table-cell>
          <table:table-cell office:value-type="string" calcext:value-type="string">
            <text:p>500W</text:p>
          </table:table-cell>
          <table:table-cell office:value-type="string" calcext:value-type="string">
            <text:p>http://smile.amazon.com/Apevia-ATX-CB500W-500W-Power-Supply/dp/B00J60TMRW/ref=sr_1_6?s=pc&amp;ie=UTF8&amp;qid=1458527659&amp;sr=1-6&amp;keywords=500W+ATX+power+suppl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25" calcext:value-type="currency">
            <text:p>$25.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" office:value-type="currency" office:currency="USD" office:value="219.99" calcext:value-type="currency">
            <text:p>$219.99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627.99" calcext:value-type="currency">
            <text:p>$627.99</text:p>
          </table:table-cell>
        </table:table-row>
      </table:table>
      <table:table table:name="Base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14" draw:text-style-name="P2" svg:width="659.65pt" svg:height="42.6pt" svg:x="80.99pt" svg:y="0pt" draw:caption-point-x="-17.29pt" draw:caption-point-y="12.87pt">
              <dc:date>2016-11-27T00:00:00</dc:date>
              <text:p text:style-name="P1">https://en.wikipedia.org/wiki/List_of_AMD_Opteron_microprocessors#Opteron_6300-series_.22Abu_Dhabi.22_.2832_nm.29</text:p>
            </office:annotation>
            <text:p>CPU</text:p>
          </table:table-cell>
          <table:table-cell office:value-type="string" calcext:value-type="string">
            <office:annotation draw:style-name="gr3" draw:text-style-name="P2" svg:width="82.18pt" svg:height="61.68pt" svg:x="175.61pt" svg:y="0pt" draw:caption-point-x="-17.29pt" draw:caption-point-y="12.87pt">
              <dc:date>2016-03-20T00:00:00</dc:date>
              <text:p text:style-name="P1"><text:span text:style-name="T1">Optimized for power efficiency, overclockable (unlocked), <text:s/>7442 PassMark.</text:span></text:p>
            </office:annotation>
            <text:p>AMD FX-8320E</text:p>
          </table:table-cell>
          <table:table-cell office:value-type="string" calcext:value-type="string">
            <text:p>http://www.microcenter.com/product/437624/FX_8320E_Black_Edition_32GHz_Eight-Core_Socket_AM3_Boxed_Processor</text:p>
          </table:table-cell>
          <table:table-cell table:style-name="ce2" office:value-type="currency" office:currency="USD" office:value="80" calcext:value-type="currency">
            <text:p>$80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80" calcext:value-type="currency">
            <text:p>$8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13" draw:text-style-name="P2" svg:width="325.47pt" svg:height="65.71pt" svg:x="175.61pt" svg:y="0pt" draw:caption-point-x="-17.29pt" draw:caption-point-y="25.68pt">
              <dc:date>2016-11-27T00:00:00</dc:date>
              <text:p text:style-name="P1"><text:span text:style-name="T1">Almost any 990FX, SR5650, or SP5100 chipset motherboard should do. Check for adequate CPU power, at least one electrically x16 PCI-E slot, NVIDIA SLi support, adequate SATA ports, and ECC memory support.</text:span></text:p>
              <text:p text:style-name="P1"><text:span text:style-name="T1"/></text:p>
              <text:p text:style-name="P1"><text:span text:style-name="T1">Consider H8SML-i for a professional solution.</text:span></text:p>
            </office:annotation>
            <text:p>H8SML-i</text:p>
          </table:table-cell>
          <table:table-cell office:value-type="string" calcext:value-type="string">
            <text:p>https://www.amazon.com/Supermicro-H8SML-I-Motherboard/dp/B00B45T1AA</text:p>
          </table:table-cell>
          <table:table-cell table:style-name="ce2" office:value-type="currency" office:currency="USD" office:value="263.99" calcext:value-type="currency">
            <text:p>$263.99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263.99" calcext:value-type="currency">
            <text:p>$263.99</text:p>
          </table:table-cell>
          <table:table-cell/>
          <table:table-cell table:style-name="ce2" table:formula="of:=SUM([.F2:.F26])" office:value-type="currency" office:currency="USD" office:value="1489.6" calcext:value-type="currency">
            <text:p>$1,489.60</text:p>
          </table:table-cell>
        </table:table-row>
        <table:table-row table:style-name="ro2">
          <table:table-cell office:value-type="string" calcext:value-type="string">
            <text:p>4TB</text:p>
          </table:table-cell>
          <table:table-cell office:value-type="string" calcext:value-type="string">
            <text:p>WD40EFRX</text:p>
          </table:table-cell>
          <table:table-cell office:value-type="string" calcext:value-type="string">
            <text:p>https://smile.amazon.com/dp/B00EHBERSE/ref=twister_B008VQ8IKY?_encoding=UTF8&amp;tag=hacdc-20&amp;th=1</text:p>
          </table:table-cell>
          <table:table-cell table:style-name="ce2" office:value-type="currency" office:currency="USD" office:value="139.99" calcext:value-type="currency">
            <text:p>$139.99</text:p>
          </table:table-cell>
          <table:table-cell office:value-type="float" office:value="6" calcext:value-type="float">
            <office:annotation draw:style-name="gr3" draw:text-style-name="P2" svg:width="82.18pt" svg:height="61.68pt" svg:x="403.26pt" svg:y="0pt" draw:caption-point-x="-17.29pt" draw:caption-point-y="38.47pt">
              <dc:date>2014-10-23T00:00:00</dc:date>
              <text:p text:style-name="P1"><text:span text:style-name="T1">Be smart. MDADM RAID0 the front 150GB, RAID5/6 remaining space.</text:span></text:p>
            </office:annotation>
            <text:p>6</text:p>
          </table:table-cell>
          <table:table-cell table:style-name="ce2" table:formula="of:=[.D4]*[.E4]" office:value-type="currency" office:currency="USD" office:value="839.94" calcext:value-type="currency">
            <text:p>$839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table:style-name="ce1" office:value-type="string" calcext:value-type="string">
            <text:p>CT2K16G4RFD4213</text:p>
          </table:table-cell>
          <table:table-cell office:value-type="string" calcext:value-type="string">
            <text:p>http://smile.amazon.com/Crucial-DDR4-2133-PC4-2133-CT2K16G4RFD4213-CT2C16G4RFD4213/dp/B00KUSMULY/ref=sr_1_1?ie=UTF8&amp;qid=1457204819&amp;sr=8-1&amp;keywords=CT2K16G4RFD4213</text:p>
          </table:table-cell>
          <table:table-cell table:style-name="ce2" office:value-type="currency" office:currency="USD" office:value="202.68" calcext:value-type="currency">
            <text:p>$202.68</text:p>
          </table:table-cell>
          <table:table-cell office:value-type="float" office:value="1" calcext:value-type="float">
            <office:annotation draw:style-name="gr3" draw:text-style-name="P2" svg:width="82.18pt" svg:height="61.68pt" svg:x="403.26pt" svg:y="8.08pt" draw:caption-point-x="-17.29pt" draw:caption-point-y="43.2pt">
              <dc:date>2014-10-22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128GB fully supported.</text:span></text:p>
            </office:annotation>
            <text:p>1</text:p>
          </table:table-cell>
          <table:table-cell table:style-name="ce2" table:formula="of:=[.D5]*[.E5]" office:value-type="currency" office:currency="USD" office:value="202.68" calcext:value-type="currency">
            <text:p>$202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5" draw:text-style-name="P2" svg:width="82.18pt" svg:height="84.08pt" svg:x="80.99pt" svg:y="20.86pt" draw:caption-point-x="-17.29pt" draw:caption-point-y="43.2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s://www.amazon.com/Rosewill-Server-Chassis-Rackmount-Metal/dp/B0056OUTBK</text:p>
          </table:table-cell>
          <table:table-cell table:style-name="ce2" office:value-type="currency" office:currency="USD" office:value="80.99" calcext:value-type="currency">
            <text:p>$80.99</text:p>
          </table:table-cell>
          <table:table-cell office:value-type="float" office:value="1" calcext:value-type="float">
            <text:p>1</text:p>
          </table:table-cell>
          <table:table-cell table:style-name="ce2" table:formula="of:=[.D6]*[.E6]" office:value-type="currency" office:currency="USD" office:value="80.99" calcext:value-type="currency">
            <text:p>$8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84.08pt" svg:x="80.99pt" svg:y="33.68pt" draw:caption-point-x="-17.29pt" draw:caption-point-y="43.2pt">
              <dc:date>2014-10-23T00:00:00</dc:date>
              <text:p text:style-name="P1"><text:span text:style-name="T1">Just a typical PSU. Most critical load is brief HDD startup current, ~2A per 3.5” disk.</text:span></text:p>
            </office:annotation>
            <text:p>PSU</text:p>
          </table:table-cell>
          <table:table-cell office:value-type="string" calcext:value-type="string">
            <text:p>COOLMAX CA-400 400W ATX v2.01</text:p>
          </table:table-cell>
          <table:table-cell office:value-type="string" calcext:value-type="string">
            <text:p>http://www.newegg.com/Product/Product.aspx?Item=N82E16817159043&amp;cm_re=power_supply-_-17-159-043-_-Product</text:p>
          </table:table-cell>
          <table:table-cell table:style-name="ce2" office:value-type="currency" office:currency="USD" office:value="22" calcext:value-type="currency">
            <text:p>$22.00</text:p>
          </table:table-cell>
          <table:table-cell office:value-type="float" office:value="1" calcext:value-type="float">
            <text:p>1</text:p>
          </table:table-cell>
          <table:table-cell table:style-name="ce2" table:formula="of:=[.D7]*[.E7]" office:value-type="currency" office:currency="USD" office:value="22" calcext:value-type="currency">
            <text:p>$22.00</text:p>
          </table:table-cell>
          <table:table-cell table:number-columns-repeated="2"/>
        </table:table-row>
        <table:table-row table:style-name="ro1" table:number-rows-repeated="18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4:36:33.035351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16-11-27T16:35:41.975460423</dc:date>
    <meta:editing-duration>PT11H45M30S</meta:editing-duration>
    <meta:editing-cycles>95</meta:editing-cycles>
    <meta:generator>LibreOffice/5.2.2.2.0$Linux_X86_64 LibreOffice_project/20m0$Build-2</meta:generator>
    <meta:document-statistic meta:table-count="4" meta:cell-count="250" meta:object-count="0"/>
  </office:meta>
</office:document-meta>
</file>